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7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 style:list-style-name="L4">
      <style:paragraph-properties fo:text-align="justify" style:justify-single-word="false"/>
    </style:style>
    <style:style style:name="P12" style:family="paragraph" style:parent-style-name="Standard" style:list-style-name="L5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TENTION : </text:p>
      <text:list xml:id="list2708416761699076318" text:style-name="L1">
        <text:list-item>
          <text:p text:style-name="P6">penser à une entité ou une solution pour la gestion des alertes </text:p>
        </text:list-item>
        <text:list-item>
          <text:p text:style-name="P6">Renommer les Vote* en Opinion* selon le model de Kader</text:p>
        </text:list-item>
        <text:list-item>
          <text:p text:style-name="P6">La table vote correspond à la table opinion </text:p>
        </text:list-item>
      </text:list>
      <text:p text:style-name="P4"/>
      <text:p text:style-name="P4">Les bundles :</text:p>
      <text:list xml:id="list1945544152112915580" text:style-name="L2">
        <text:list-item>
          <text:p text:style-name="P7">User Bundle</text:p>
          <text:list>
            <text:list-item>
              <text:p text:style-name="P7">Entités :</text:p>
              <text:list>
                <text:list-item>
                  <text:p text:style-name="P7">User → OK</text:p>
                </text:list-item>
                <text:list-item>
                  <text:p text:style-name="P7">OpinionAvis →</text:p>
                </text:list-item>
                <text:list-item>
                  <text:p text:style-name="P7">OpinionQuestion →</text:p>
                </text:list-item>
                <text:list-item>
                  <text:p text:style-name="P7">OpinionSujet → </text:p>
                </text:list-item>
                <text:list-item>
                  <text:p text:style-name="P7">OpinionCommetaire → </text:p>
                </text:list-item>
                <text:list-item>
                  <text:p text:style-name="P7">Newsletter/abonnement → </text:p>
                </text:list-item>
              </text:list>
            </text:list-item>
          </text:list>
        </text:list-item>
        <text:list-item>
          <text:p text:style-name="P7">message bundle</text:p>
          <text:list>
            <text:list-item>
              <text:p text:style-name="P7">Entités :</text:p>
              <text:list>
                <text:list-item>
                  <text:p text:style-name="P7">Message</text:p>
                </text:list-item>
              </text:list>
            </text:list-item>
          </text:list>
        </text:list-item>
        <text:list-item>
          <text:p text:style-name="P7">Commentaire Bundle</text:p>
          <text:list>
            <text:list-item>
              <text:p text:style-name="P7">Entités :</text:p>
              <text:list>
                <text:list-item>
                  <text:p text:style-name="P7">CommentaireAvis → OK</text:p>
                </text:list-item>
                <text:list-item>
                  <text:p text:style-name="P7">CommentaireSujet → </text:p>
                </text:list-item>
              </text:list>
            </text:list-item>
          </text:list>
        </text:list-item>
        <text:list-item>
          <text:p text:style-name="P7">Media bundle</text:p>
          <text:list>
            <text:list-item>
              <text:p text:style-name="P7">Entités :</text:p>
              <text:list>
                <text:list-item>
                  <text:p text:style-name="P7">ImagesAvis → OK</text:p>
                </text:list-item>
                <text:list-item>
                  <text:p text:style-name="P7">Avatar → OK</text:p>
                </text:list-item>
                <text:list-item>
                  <text:p text:style-name="P7">AvisSuivis → OK</text:p>
                </text:list-item>
                <text:list-item>
                  <text:p text:style-name="P7">QuestionSuivis → OK</text:p>
                </text:list-item>
                <text:list-item>
                  <text:p text:style-name="P7">SujetSuivis → OK</text:p>
                </text:list-item>
              </text:list>
            </text:list-item>
          </text:list>
        </text:list-item>
        <text:list-item>
          <text:p text:style-name="P7">Site bundle</text:p>
          <text:list>
            <text:list-item>
              <text:p text:style-name="P7">Entités :</text:p>
              <text:list>
                <text:list-item>
                  <text:p text:style-name="P7">Avis → OK</text:p>
                </text:list-item>
                <text:list-item>
                  <text:p text:style-name="P7">Domaine → OK</text:p>
                </text:list-item>
                <text:list-item>
                  <text:p text:style-name="P7">Question → OK</text:p>
                </text:list-item>
                <text:list-item>
                  <text:p text:style-name="P7">Adresse → OK</text:p>
                </text:list-item>
                <text:list-item>
                  <text:p text:style-name="P7">Sujet → OK </text:p>
                </text:list-item>
              </text:list>
            </text:list-item>
          </text:list>
        </text:list-item>
      </text:list>
      <text:p text:style-name="P3"/>
      <text:p text:style-name="P4">Les entité | liste des tables de la base de données </text:p>
      <text:p text:style-name="P2"/>
      <text:list xml:id="list6914807623503059960" text:style-name="L3">
        <text:list-item>
          <text:p text:style-name="P10">User </text:p>
          <text:list>
            <text:list-item>
              <text:p text:style-name="P10">Un user peut ajouter 0 ou * avis → OK</text:p>
            </text:list-item>
            <text:list-item>
              <text:p text:style-name="P10">Un user peut ajouter 0 ou * commentaires → OK</text:p>
            </text:list-item>
            <text:list-item>
              <text:p text:style-name="P10">Un user peut voter pour un avis → OK</text:p>
            </text:list-item>
            <text:list-item>
              <text:p text:style-name="P10">Un user peut supprimer son avis ou le modifier</text:p>
            </text:list-item>
            <text:list-item>
              <text:p text:style-name="P10">Un user peut ajouter 0 ou * questions </text:p>
            </text:list-item>
            <text:list-item>
              <text:p text:style-name="P10">Un utilisateur peut suivre 0 ou * avis → OK</text:p>
            </text:list-item>
            <text:list-item>
              <text:p text:style-name="P10">Un utilisateur peut suivre 0 ou * questions → OK</text:p>
            </text:list-item>
            <text:list-item>
              <text:p text:style-name="P10">Un utilisateur peut s'abonner à 0 ou * domaine (il s'agit en faite <text:s/>de la newsletter)</text:p>
            </text:list-item>
          </text:list>
        </text:list-item>
        <text:list-item>
          <text:p text:style-name="P10">Avis</text:p>
          <text:list>
            <text:list-item>
              <text:p text:style-name="P10">Un avis est ajouté par 1 et 1 seule personne → OK</text:p>
            </text:list-item>
            <text:list-item>
              <text:p text:style-name="P10"><text:soft-page-break/>Un avis peut avoir 0 ou * commentaires → OK</text:p>
            </text:list-item>
            <text:list-item>
              <text:p text:style-name="P10">Un avis peut avoir 0 ou une adresse postale → OK</text:p>
            </text:list-item>
            <text:list-item>
              <text:p text:style-name="P10">Un avis porte sur un et un seul catégorie → OK</text:p>
            </text:list-item>
            <text:list-item>
              <text:p text:style-name="P10">Un avis peut faire l'objet de 0 ou * vote → OK</text:p>
            </text:list-item>
            <text:list-item>
              <text:p text:style-name="P10">Un avis peut avoir 0 ou * images → OK</text:p>
            </text:list-item>
            <text:list-item>
              <text:p text:style-name="P10">Un avis est suivis par 0 ou * utilisateur → OK</text:p>
            </text:list-item>
          </text:list>
        </text:list-item>
        <text:list-item>
          <text:p text:style-name="P10">Sujet </text:p>
          <text:list>
            <text:list-item>
              <text:p text:style-name="P10">Un sujet est ajouté par une et une seul personne </text:p>
            </text:list-item>
            <text:list-item>
              <text:p text:style-name="P10">Un sujet peut faire l'objet de * commentaire et ou avis ? </text:p>
            </text:list-item>
            <text:list-item>
              <text:p text:style-name="P10">Un sujet peut faire l'objet de 0 ou * vote → OK</text:p>
            </text:list-item>
            <text:list-item>
              <text:p text:style-name="P10">Un sujet peut avoir 0 ou * images → OK</text:p>
            </text:list-item>
            <text:list-item>
              <text:p text:style-name="P10">Un sujet est suivis par 0 ou * utilisateur → OK</text:p>
            </text:list-item>
          </text:list>
        </text:list-item>
        <text:list-item>
          <text:p text:style-name="P10">AvisSuivis </text:p>
          <text:list>
            <text:list-item>
              <text:p text:style-name="P10">Un avis est suivis par 0 ou * utilisateurs ( l'idéal serait d'avoir un champ de type tableau) </text:p>
            </text:list-item>
          </text:list>
        </text:list-item>
        <text:list-item>
          <text:p text:style-name="P10">QuestionSuivis</text:p>
        </text:list-item>
        <text:list-item>
          <text:p text:style-name="P10">SujetSuivis</text:p>
        </text:list-item>
        <text:list-item>
          <text:p text:style-name="P10">Newsletter(abonnement)</text:p>
        </text:list-item>
        <text:list-item>
          <text:p text:style-name="P10">Question </text:p>
          <text:list>
            <text:list-item>
              <text:p text:style-name="P10">Un question porte sur un et un seul catégorie → OK</text:p>
            </text:list-item>
            <text:list-item>
              <text:p text:style-name="P10">Une question est postée par 1 et 1 seule personne → OK</text:p>
            </text:list-item>
            <text:list-item>
              <text:p text:style-name="P10">Une question fait l'objet de 0 <text:s/>ou plusieurs avis → OK</text:p>
            </text:list-item>
            <text:list-item>
              <text:p text:style-name="P10">Une question est suivis par 0 ou * personnes → OK</text:p>
            </text:list-item>
          </text:list>
        </text:list-item>
        <text:list-item>
          <text:p text:style-name="P10">Domaine</text:p>
          <text:list>
            <text:list-item>
              <text:p text:style-name="P10">Un domaine peut appartenir à 0 ou * avis → OK</text:p>
            </text:list-item>
            <text:list-item>
              <text:p text:style-name="P10">Un domaine peut appartenir à 0 ou * questions → OK</text:p>
            </text:list-item>
            <text:list-item>
              <text:p text:style-name="P10">Un domaine est soit de premier niveau ou c'est un sous niveau → OK</text:p>
            </text:list-item>
            <text:list-item>
              <text:p text:style-name="P10">Chaque sous domaine appartient à une catégorie de premier niveau → OK</text:p>
            </text:list-item>
          </text:list>
        </text:list-item>
      </text:list>
      <text:p text:style-name="P1"/>
      <text:p text:style-name="P1"><text:tab/>Exemple : </text:p>
      <text:list xml:id="list7426474834752128944" text:style-name="L4">
        <text:list-item>
          <text:p text:style-name="P11">Catégorie 1</text:p>
        </text:list-item>
      </text:list>
      <text:p text:style-name="P1"><text:tab/><text:tab/><text:tab/>1.1 Catgéorie 1.1</text:p>
      <text:p text:style-name="P1"><text:tab/><text:tab/><text:tab/>1.2 Catégorie 1.2</text:p>
      <text:p text:style-name="P1"><text:tab/><text:tab/><text:tab/><text:tab/>1.2.1 Catégorie 1.2.1</text:p>
      <text:list xml:id="list41245460" text:continue-numbering="true" text:style-name="L4">
        <text:list-item>
          <text:p text:style-name="P11">Catégorie 2</text:p>
        </text:list-item>
      </text:list>
      <text:p text:style-name="P1"><text:tab/><text:tab/><text:tab/>2.1 Catgéorie 2.1</text:p>
      <text:p text:style-name="P1"><text:tab/><text:tab/><text:tab/>2.2 Catégorie 2.2</text:p>
      <text:p text:style-name="P1"><text:tab/><text:tab/><text:tab/><text:tab/>2.2.1 Catégorie 2.2.1</text:p>
      <text:list xml:id="list41256582" text:continue-list="list6914807623503059960" text:style-name="L3">
        <text:list-item>
          <text:p text:style-name="P10">Commentaires</text:p>
          <text:list>
            <text:list-item>
              <text:p text:style-name="P10">Un commentaire porte sur un et un seul avis → OK</text:p>
            </text:list-item>
            <text:list-item>
              <text:p text:style-name="P10">Un commentaire est ajouté par 1 et 1 seule personne → OK</text:p>
            </text:list-item>
          </text:list>
        </text:list-item>
        <text:list-item>
          <text:p text:style-name="P10">Adresse</text:p>
          <text:list>
            <text:list-item>
              <text:p text:style-name="P10">Une adresse est rattachée sur 1 ou * avis → OK</text:p>
            </text:list-item>
            <text:list-item>
              <text:p text:style-name="P10">Une adresse est rattachée à 1 ou * questions → OK</text:p>
            </text:list-item>
          </text:list>
        </text:list-item>
        <text:list-item>
          <text:p text:style-name="P10">Vote</text:p>
          <text:list>
            <text:list-item>
              <text:p text:style-name="P10">Un vote porte sur un et un seul avis <text:s/>→ OK</text:p>
            </text:list-item>
            <text:list-item>
              <text:p text:style-name="P10">Un vote porte sur un et un seul commentaire → OK</text:p>
            </text:list-item>
            <text:list-item>
              <text:p text:style-name="P10">Un vote porte sur une et une seule question → OK</text:p>
            </text:list-item>
            <text:list-item>
              <text:p text:style-name="P10">Un vote porte sur un seul sujet</text:p>
            </text:list-item>
          </text:list>
        </text:list-item>
        <text:list-item>
          <text:p text:style-name="P10">Image </text:p>
          <text:list>
            <text:list-item>
              <text:p text:style-name="P10"><text:soft-page-break/>Une image/photo appartient à un seul avis → OK</text:p>
            </text:list-item>
          </text:list>
        </text:list-item>
        <text:list-item>
          <text:p text:style-name="P10">Avatar </text:p>
          <text:list>
            <text:list-item>
              <text:p text:style-name="P10">Un avatar appartient à un et un seul user → OK</text:p>
            </text:list-item>
          </text:list>
          <text:p text:style-name="P10"/>
        </text:list-item>
      </text:list>
      <text:p text:style-name="P1"/>
      <text:p text:style-name="P3">Formalisme des noms dans les entités :</text:p>
      <text:p text:style-name="P1"/>
      <text:list xml:id="list4591546564963289835" text:style-name="L5">
        <text:list-item>
          <text:p text:style-name="P12">La première lettre de chaque mot est en majuscule.</text:p>
          <text:list>
            <text:list-item>
              <text:p text:style-name="P12">Exemple : MonEntité (le nom du fichier et aussi celle de la clase)</text:p>
            </text:list-item>
          </text:list>
        </text:list-item>
        <text:list-item>
          <text:p text:style-name="P12">le nom des variables commence par une minuscule et chaque mot par une majuscule.</text:p>
          <text:list>
            <text:list-item>
              <text:p text:style-name="P12">Exemple : maVariableDeclare</text:p>
            </text:list-item>
          </text:list>
        </text:list-item>
        <text:list-item>
          <text:p text:style-name="P12">Le nom des champs sont en minuscules et chaque mot est séparer par un _ (underscore)</text:p>
          <text:list>
            <text:list-item>
              <text:p text:style-name="P12">Le nom correspond au nom de la variable <text:s/></text:p>
            </text:list-item>
            <text:list-item>
              <text:p text:style-name="P12">Exemple : ma_variable_declare</text:p>
            </text:list-item>
          </text:list>
        </text:list-item>
      </text:list>
      <text:p text:style-name="P1"/>
      <text:p text:style-name="P1"/>
      <text:p text:style-name="P3">Propriété des entités </text:p>
      <text:p text:style-name="P3"/>
      <text:list xml:id="list1033158286031513" text:style-name="L6">
        <text:list-item>
          <text:p text:style-name="P8">User :</text:p>
        </text:list-item>
      </text:list>
      <text:list xml:id="list2859614775858443048" text:style-name="L7">
        <text:list-item>
          <text:p text:style-name="P9">ID : générer automatiquement lors de la création de l'entité </text:p>
        </text:list-item>
        <text:list-item>
          <text:p text:style-name="P9">Nom : </text:p>
          <text:list>
            <text:list-item>
              <text:p text:style-name="P9">Taille limité à <text:s/>moins de 50 caractères</text:p>
            </text:list-item>
            <text:list-item>
              <text:p text:style-name="P9">Type : varchar(50) ou text(50) selon le type supporté par l'ORM</text:p>
            </text:list-item>
          </text:list>
        </text:list-item>
        <text:list-item>
          <text:p text:style-name="P9">Prénom : idem que le nom</text:p>
        </text:list-item>
        <text:list-item>
          <text:p text:style-name="P9">Pseudo : définit par l'entité de base</text:p>
          <text:list>
            <text:list-item>
              <text:p text:style-name="P9">Unique</text:p>
            </text:list-item>
          </text:list>
        </text:list-item>
        <text:list-item>
          <text:p text:style-name="P9">Email : définit par l'entité de base</text:p>
        </text:list-item>
        <text:list-item>
          <text:p text:style-name="P9">Localité</text:p>
        </text:list-item>
        <text:list-item>
          <text:p text:style-name="P9">Pays</text:p>
        </text:list-item>
        <text:list-item>
          <text:p text:style-name="P9">Date inscription </text:p>
        </text:list-item>
        <text:list-item>
          <text:p text:style-name="P9">+ les propriétés de base offert par FOSUserBundle</text:p>
        </text:list-item>
      </text:list>
      <text:p text:style-name="P5"/>
      <text:list xml:id="list41250639" text:continue-numbering="true" text:style-name="L7">
        <text:list-item>
          <text:p text:style-name="P9">Avis </text:p>
          <text:list>
            <text:list-item>
              <text:p text:style-name="P9">ID </text:p>
            </text:list-item>
            <text:list-item>
              <text:p text:style-name="P9">avis :</text:p>
              <text:list>
                <text:list-item>
                  <text:p text:style-name="P9">Taille limité à 1000 caractères </text:p>
                </text:list-item>
                <text:list-item>
                  <text:p text:style-name="P9">Type : Varchar (255)</text:p>
                </text:list-item>
              </text:list>
            </text:list-item>
            <text:list-item>
              <text:p text:style-name="P9">Date de publication </text:p>
            </text:list-item>
            <text:list-item>
              <text:p text:style-name="P9">Date édition </text:p>
            </text:list-item>
          </text:list>
        </text:list-item>
        <text:list-item>
          <text:p text:style-name="P9">Catégorie :</text:p>
          <text:list>
            <text:list-item>
              <text:p text:style-name="P9">ID</text:p>
            </text:list-item>
            <text:list-item>
              <text:p text:style-name="P9">Libelle</text:p>
              <text:p text:style-name="P9"/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9:10:48.17</meta:creation-date>
    <dc:date>2013-06-08T21:11:39</dc:date>
    <meta:editing-duration>PT14H52M19S</meta:editing-duration>
    <meta:editing-cycles>130</meta:editing-cycles>
    <meta:generator>OpenOffice.org/3.4.1$Win32 OpenOffice.org_project/341m1$Build-9593</meta:generator>
    <meta:document-statistic meta:table-count="0" meta:image-count="0" meta:object-count="0" meta:page-count="3" meta:paragraph-count="129" meta:word-count="863" meta:character-count="3869"/>
  </office:meta>
</office:document-meta>
</file>